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Code.setValues( String domai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rrorCod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Code.XMLErrorCode( String domai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rrorCod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